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normal" style:font-style-asian="normal" style:font-style-complex="normal"/>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background-color="transparent"/>
    </style:style>
    <style:style style:name="P8" style:family="paragraph" style:parent-style-name="Standard" style:list-style-name="WWNum1"/>
    <style:style style:name="P9" style:family="paragraph" style:parent-style-name="Standard">
      <style:paragraph-properties fo:break-before="page"/>
    </style:style>
    <style:style style:name="P10" style:family="paragraph" style:parent-style-name="Standard">
      <style:paragraph-properties fo:background-color="#eeeeee">
        <style:background-image/>
      </style:paragraph-properties>
    </style:style>
    <style:style style:name="P11" style:family="paragraph" style:parent-style-name="Standard">
      <style:paragraph-properties fo:background-color="#eeeeee">
        <style:background-image/>
      </style:paragraph-properties>
      <style:text-properties style:font-name="Arial"/>
    </style:style>
    <style:style style:name="P12" style:family="paragraph" style:parent-style-name="Standard">
      <style:paragraph-properties fo:background-color="#eeeeee">
        <style:background-image/>
      </style:paragraph-properties>
      <style:text-properties fo:background-color="transparent"/>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Preformatted_20_Text">
      <style:text-properties style:font-name="Liberation Mono" fo:font-size="10pt" style:font-name-asian="NSimSun" style:font-size-asian="10pt" style:font-name-complex="Liberation Mono1" style:font-size-complex="10pt"/>
    </style:style>
    <style:style style:name="P15" style:family="paragraph" style:parent-style-name="Preformatted_20_Text">
      <style:paragraph-properties fo:background-color="#dddddd">
        <style:background-image/>
      </style:paragraph-properties>
    </style:style>
    <style:style style:name="P16" style:family="paragraph" style:parent-style-name="Preformatted_20_Text">
      <style:paragraph-properties fo:background-color="#dddddd">
        <style:background-image/>
      </style:paragraph-properties>
      <style:text-properties style:font-name="Lucida Console" fo:font-size="10pt" style:font-name-asian="NSimSun" style:font-size-asian="10pt" style:font-name-complex="Liberation Mono1" style:font-size-complex="10pt"/>
    </style:style>
    <style:style style:name="P17" style:family="paragraph" style:parent-style-name="Preformatted_20_Text">
      <style:paragraph-properties fo:background-color="#dddddd">
        <style:background-image/>
      </style:paragraph-properties>
      <style:text-properties style:font-name="Lucida Console" fo:font-size="10pt" fo:background-color="transparent" style:font-name-asian="NSimSun" style:font-size-asian="10pt" style:font-name-complex="Liberation Mono1" style:font-size-complex="10pt"/>
    </style:style>
    <style:style style:name="P18" style:family="paragraph" style:parent-style-name="Preformatted_20_Text">
      <style:paragraph-properties fo:background-color="#dddddd">
        <style:background-image/>
      </style:paragraph-properties>
      <style:text-properties fo:background-color="transparent"/>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weight="bold" style:font-weight-asian="bold" style:font-weight-complex="bold"/>
    </style:style>
    <style:style style:name="T4" style:family="text">
      <style:text-properties style:font-name="Arial" fo:font-style="italic" style:font-style-asian="italic" style:font-style-complex="italic"/>
    </style:style>
    <style:style style:name="T5" style:family="text">
      <style:text-properties style:font-name="Arial" fo:font-style="italic" officeooo:rsid="0012e3d4" style:font-style-asian="italic" style:font-style-complex="italic"/>
    </style:style>
    <style:style style:name="T6" style:family="text">
      <style:text-properties style:font-name="Arial" fo:font-style="italic" fo:font-weight="normal" style:font-style-asian="italic" style:font-weight-asian="normal" style:font-style-complex="italic" style:font-weight-complex="normal"/>
    </style:style>
    <style:style style:name="T7" style:family="text">
      <style:text-properties style:font-name="Arial" fo:font-style="normal" style:font-style-asian="normal" style:font-style-complex="normal"/>
    </style:style>
    <style:style style:name="T8" style:family="text">
      <style:text-properties style:font-name="Arial" fo:font-style="normal" fo:background-color="#eeeeee" loext:char-shading-value="0" style:font-style-asian="normal" style:font-style-complex="normal"/>
    </style:style>
    <style:style style:name="T9" style:family="text">
      <style:text-properties style:font-name="Arial" fo:font-weight="normal" style:font-weight-asian="normal" style:font-weight-complex="normal"/>
    </style:style>
    <style:style style:name="T10" style:family="text">
      <style:text-properties style:font-name="Arial" officeooo:rsid="0012e3d4"/>
    </style:style>
    <style:style style:name="T11" style:family="text">
      <style:text-properties style:font-name="Lucida Console"/>
    </style:style>
    <style:style style:name="T12" style:family="text">
      <style:text-properties style:font-name="Lucida Console" fo:background-color="#ffffff" loext:char-shading-value="0"/>
    </style:style>
    <style:style style:name="T13" style:family="text">
      <style:text-properties style:font-name="Lucida Console" fo:font-style="normal" fo:background-color="#ffffff" loext:char-shading-value="0" style:font-style-asian="normal" style:font-style-complex="normal"/>
    </style:style>
    <style:style style:name="T14" style:family="text">
      <style:text-properties style:font-name="Lucida Console" fo:font-style="normal" style:font-style-asian="normal" style:font-style-complex="normal"/>
    </style:style>
    <style:style style:name="T15" style:family="text">
      <style:text-properties style:font-name="Lucida Console" fo:background-color="#eeeee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Good Coding Habits</text:span></text:p>
      <text:p text:style-name="P2"/>
      <text:p text:style-name="P1"><text:span text:style-name="T3">Part 2: Good Formatting</text:span></text:p>
      <text:p text:style-name="P2"/>
      <text:p text:style-name="P3"/>
      <text:p text:style-name="Standard"><text:span text:style-name="T3">Foreword:</text:span></text:p>
      <text:p text:style-name="P2"/>
      <text:p text:style-name="Standard"><text:span text:style-name="T1">Hello readers.</text:span></text:p>
      <text:p text:style-name="P2"/>
      <text:p text:style-name="Standard"><text:span text:style-name="T1">As before, this article is mainly aimed at beginners, but I'd recommend reading it even if you aren't a beginner because frankly everyone is capable of writing messy code and it's good to be reminded of that from time to time.</text:span></text:p>
      <text:p text:style-name="P2"/>
      <text:p text:style-name="Standard"><text:span text:style-name="T1">This time the article is going to be focusing more on form than contents. Having meaningful names is all well and good, but even the best variable names in the world would be useless if they are strewn across the page like a Jackson Pollock painting.</text:span></text:p>
      <text:p text:style-name="Standard"><text:span text:style-name="T1">(Spoiler: I'm not a fan of Jackson Pollock paintings.)</text:span></text:p>
      <text:p text:style-name="P2"/>
      <text:p text:style-name="Standard"><text:span text:style-name="T1">And so begins part two...</text:span></text:p>
      <text:p text:style-name="P2"/>
      <text:p text:style-name="Standard"><text:span text:style-name="T3">Introduction:</text:span></text:p>
      <text:p text:style-name="P2"/>
      <text:p text:style-name="Standard"><text:span text:style-name="T1">This second part is about using good formatting. Once again this is something beginners sometimes struggle with, and equally something experienced programmers let slip due to laziness or time constraints.</text:span></text:p>
      <text:p text:style-name="P2"/>
      <text:p text:style-name="Standard"><text:span text:style-name="T1">Visual structure is important in all languages, not just programming languages. Without spaces, paragraphs and punctuation we would all be struggling to discern great walls of text (which admittedly Japan seems to manage by some miracle).</text:span></text:p>
      <text:p text:style-name="Standard"><text:span text:style-name="T1">Programming languages don't just have symbols and braces for the sake of the language, they're also there as a tool for the programmer to keep the code nicely formatted and by extension keep the code readable.</text:span></text:p>
      <text:p text:style-name="P2"/>
      <text:p text:style-name="Standard"><text:span text:style-name="T1">So in this article I'm going to be discussing formatting in an attempt to save the world from messy code.</text:span></text:p>
      <text:p text:style-name="P3"/>
      <text:p text:style-name="P9"><text:span text:style-name="T3">Tip 1: Format Your Code Wisely</text:span></text:p>
      <text:p text:style-name="P2"/>
      <text:p text:style-name="Standard"><text:span text:style-name="T1">Even with short functions it's possible to end up with code that looks cluttered. Sometimes people write code that ends up being quite squashed up and hard to read because they don't use blank lines, spaces or brackets to keep their code neat.</text:span></text:p>
      <text:p text:style-name="Standard"><text:span text:style-name="T1">This tip comes with a few little 'rules of thumb' to help you do this:</text:span></text:p>
      <text:p text:style-name="P4"/>
      <text:list xml:id="list7730745181917963911" text:style-name="WWNum1">
        <text:list-item>
          <text:p text:style-name="P8"><text:span text:style-name="T4">Make sure operators have spaces around them.</text:span></text:p>
        </text:list-item>
        <text:list-item>
          <text:p text:style-name="P8"><text:span text:style-name="T4">Break a line up into smaller logical chunks if it's too long.</text:span></text:p>
        </text:list-item>
        <text:list-item>
          <text:p text:style-name="P8"><text:span text:style-name="T4">Use brackets to separate expressions when appropriate.</text:span></text:p>
        </text:list-item>
        <text:list-item>
          <text:p text:style-name="P8"><text:span text:style-name="T4">Use well named variables to store intermediate results.</text:span></text:p>
        </text:list-item>
      </text:list>
      <text:p text:style-name="P2"/>
      <text:p text:style-name="Standard"><text:span text:style-name="T1">I think this tip and its rules are best expressed by example, so here's some code:</text:span></text:p>
      <text:p text:style-name="P2"/>
      <text:p text:style-name="P10"><text:span text:style-name="T11">bool intersects(Point point, Rectangle rectangle)</text:span></text:p>
      <text:p text:style-name="P10"><text:span text:style-name="T11">{</text:span></text:p>
      <text:p text:style-name="P10"><text:span text:style-name="T11"><text:s text:c="2"/>return point.x&gt;=rectangle.x&amp;&amp;point.x&lt;rectangle.x+rectangle.width&amp;&amp;point.y&gt;=rectangle.y&amp;&amp;point.y&lt;rectangle.y+rectangle.height;</text:span></text:p>
      <text:p text:style-name="P10"><text:span text:style-name="T11">}</text:span></text:p>
      <text:p text:style-name="P2"/>
      <text:p text:style-name="Standard"><text:span text:style-name="T1">It works perfectly and everything is reasonably well named, but it's still hard to read because it's being let down by the way it's formatted.</text:span></text:p>
      <text:p text:style-name="P2"/>
      <text:p text:style-name="Standard"><text:span text:style-name="T1">So to make it better, I'll apply the rule </text:span><text:span text:style-name="T4">“Make sure operators have spaces around them”</text:span><text:span text:style-name="T1">, which results in this:</text:span></text:p>
      <text:p text:style-name="P2"/>
      <text:p text:style-name="P12"><text:span text:style-name="T11">bool intersects(Point point, Rectangle rectangle)</text:span></text:p>
      <text:p text:style-name="P12"><text:span text:style-name="T11">{</text:span></text:p>
      <text:p text:style-name="P12"><text:span text:style-name="T11"><text:s text:c="2"/>return point.x &gt;= rectangle.x &amp;&amp; point.x &lt; rectangle.x + rectangle.width &amp;&amp; point.y &gt;= rectangle.y &amp;&amp; point.y &lt; rectangle.y + rectangle.height;</text:span></text:p>
      <text:p text:style-name="P12"><text:span text:style-name="T11">}</text:span></text:p>
      <text:p text:style-name="P7"/>
      <text:p text:style-name="Standard"><text:span text:style-name="T1">It's not brilliant, but it's a start</text:span><text:span text:style-name="T10"> – </text:span><text:span text:style-name="T1">at least now it's clearer what operators are being used. If you squint you can probably make out a couple of comparison operators, some and-operators and some addition operators.</text:span></text:p>
      <text:p text:style-name="P2"/>
      <text:p text:style-name="Standard"><text:span text:style-name="T1">Next I'll apply the rule</text:span><text:span text:style-name="T7"> </text:span><text:span text:style-name="T4">“</text:span><text:span text:style-name="T6">Break a line up into smaller logical chunks if it's too long</text:span><text:span text:style-name="T4">”</text:span><text:span text:style-name="T7">, which results in this:</text:span></text:p>
      <text:p text:style-name="P2"/>
      <text:p text:style-name="P10"><text:span text:style-name="T11">bool intersects(Point point, Rectangle rectangle)</text:span></text:p>
      <text:p text:style-name="P10"><text:span text:style-name="T11">{</text:span></text:p>
      <text:p text:style-name="P10"><text:span text:style-name="T11"><text:s text:c="2"/>return</text:span></text:p>
      <text:p text:style-name="P10"><text:span text:style-name="T11"><text:s text:c="2"/><text:tab/>point.x &gt;= rectangle.x &amp;&amp;</text:span></text:p>
      <text:p text:style-name="P10"><text:span text:style-name="T11"><text:s text:c="2"/><text:tab/>point.x &lt; rectangle.x + rectangle.width &amp;&amp;</text:span></text:p>
      <text:p text:style-name="P10"><text:span text:style-name="T11"><text:s text:c="2"/><text:tab/>point.y &gt;= rectangle.y &amp;&amp;</text:span></text:p>
      <text:p text:style-name="P10"><text:span text:style-name="T11"><text:s text:c="2"/><text:tab/>point.y &lt; rectangle.y + rectangle.height;</text:span></text:p>
      <text:p text:style-name="P10"><text:span text:style-name="T11">}</text:span></text:p>
      <text:p text:style-name="P2"/>
      <text:p text:style-name="Standard"><text:span text:style-name="T1">Now it's getting somewhere. From this it's now clear that the function is returning the result of a long conditional expression made up of four smaller conditions.</text:span></text:p>
      <text:p text:style-name="P2"/>
      <text:p text:style-name="Standard"><text:span text:style-name="T1">But it could still be better, so next I'll apply the rule </text:span><text:span text:style-name="T4">“Use brackets to separate expressions when appropriate.”</text:span><text:span text:style-name="T7">. Of course 'when appropriate' is open to interpretation and different </text:span><text:soft-page-break/><text:span text:style-name="T7">people will have different opinions of when that is, but usually you'll be able to tell what you think looks better. In my case, I think I like the look of this arrangement best:</text:span></text:p>
      <text:p text:style-name="P5"/>
      <text:p text:style-name="P12"><text:span text:style-name="T14">bool intersects(Point point, Rectangle rectangle)</text:span></text:p>
      <text:p text:style-name="P12"><text:span text:style-name="T14">{</text:span></text:p>
      <text:p text:style-name="P12"><text:span text:style-name="T14"><text:s text:c="2"/>return</text:span></text:p>
      <text:p text:style-name="P12"><text:span text:style-name="T14"><text:s text:c="2"/><text:tab/>(point.x &gt;= rectangle.x) &amp;&amp;</text:span></text:p>
      <text:p text:style-name="P12"><text:span text:style-name="T14"><text:s text:c="2"/><text:tab/>(point.x &lt; (rectangle.x + rectangle.width)) &amp;&amp;</text:span></text:p>
      <text:p text:style-name="P12"><text:span text:style-name="T14"><text:s text:c="2"/><text:tab/>(point.y &gt;= rectangle.y) &amp;&amp;</text:span></text:p>
      <text:p text:style-name="P12"><text:span text:style-name="T14"><text:s text:c="2"/><text:tab/>(point.y &lt; (rectangle.y + rectangle.height));</text:span></text:p>
      <text:p text:style-name="P12"><text:span text:style-name="T14">}</text:span></text:p>
      <text:p text:style-name="P2"/>
      <text:p text:style-name="Standard"><text:span text:style-name="T1">I could have decided I only wanted to put brackets around the addition parts, or I could have gone further and put in more brackets, but I think this is a suitable balance. Here there is no ambiguity as to what the order of the operators are and there aren't so many brackets that the code is overloaded with them.</text:span></text:p>
      <text:p text:style-name="P2"/>
      <text:p text:style-name="Standard"><text:span text:style-name="T1">Normally I would be perfectly happy with this arrangement, since I think it looks clear and easy to maintain. However more experienced programmers (like me) sometimes take for granted that code like this isn't as clear to beginners as it is to us, so we tend to settle for something halfway between minimalism and verbosity. Truly, most experienced programmers would be able to understand this</text:span></text:p>
      <text:p text:style-name="P2"/>
      <text:p text:style-name="Standard"><text:span text:style-name="T1">However, there is more that could be done to make this code more understandable, and I want to take it a few steps further so I'm going to apply another rule, </text:span><text:span text:style-name="T4">“Use well named variables to store intermediate results.”</text:span><text:span text:style-name="T7">.</text:span></text:p>
      <text:p text:style-name="P2"/>
      <text:p text:style-name="P10"><text:span text:style-name="T1">bool intersects(Point point, Rectangle rectangle)</text:span></text:p>
      <text:p text:style-name="P10"><text:span text:style-name="T1">{</text:span></text:p>
      <text:p text:style-name="P10"><text:span text:style-name="T1"><text:s text:c="2"/>const int rectangleLeft = rectangle.x;</text:span></text:p>
      <text:p text:style-name="P10"><text:span text:style-name="T1"><text:s text:c="2"/>const int rectangleRight = rectangle.x + rectangle.width;</text:span></text:p>
      <text:p text:style-name="P10"><text:span text:style-name="T1"><text:s text:c="2"/>const int rectangleTop = rectangle.y;</text:span></text:p>
      <text:p text:style-name="P10"><text:span text:style-name="T1"><text:s text:c="2"/>const int rectangleBottom = rectangle.y + rectangle.height;</text:span></text:p>
      <text:p text:style-name="P11"/>
      <text:p text:style-name="P10"><text:span text:style-name="T1"><text:s text:c="2"/>return</text:span></text:p>
      <text:p text:style-name="P10"><text:span text:style-name="T1"><text:s text:c="2"/><text:tab/>(point.x &gt;= rectangleLeft) &amp;&amp;</text:span></text:p>
      <text:p text:style-name="P10"><text:span text:style-name="T1"><text:s text:c="2"/><text:tab/>(point.x &lt; rectangleRight) &amp;&amp;</text:span></text:p>
      <text:p text:style-name="P10"><text:span text:style-name="T1"><text:s text:c="2"/><text:tab/>(point.y &gt;= rectangleTop) &amp;&amp;</text:span></text:p>
      <text:p text:style-name="P10"><text:span text:style-name="T1"><text:s text:c="2"/><text:tab/>(point.y &lt; rectangleBottom);</text:span></text:p>
      <text:p text:style-name="P10"><text:span text:style-name="T1">}</text:span></text:p>
      <text:p text:style-name="P2"/>
      <text:p text:style-name="Standard"><text:span text:style-name="T1">Adding meaningful variables can make code a lot easier to understand in some cases.</text:span></text:p>
      <text:p text:style-name="Standard"><text:span text:style-name="T1">In this case, the variables now make the code's functionality a lot clearer. Before the change it might not have been as obvious, but now it's clear that </text:span><text:span text:style-name="T15">rectangle.x</text:span><text:span text:style-name="T1"> was actually the left side of the rectangle and </text:span><text:span text:style-name="T15">rectangle.x + rectangle.width</text:span><text:span text:style-name="T1"> was actually the right side of the rectangle.</text:span></text:p>
      <text:p text:style-name="P2"/>
      <text:p text:style-name="Standard"><text:span text:style-name="T1">So, I've applied all the rules, but actually, I think there's one more thing I'd like to change before I'm happy with this. </text:span></text:p>
      <text:p text:style-name="P2"/>
      <text:p text:style-name="P10"><text:span text:style-name="T1">bool intersects(Point point, Rectangle rectangle)</text:span></text:p>
      <text:p text:style-name="P10"><text:span text:style-name="T1">{</text:span></text:p>
      <text:p text:style-name="P10"><text:span text:style-name="T1"><text:s text:c="2"/>const int rectangleLeft = rectangle.x;</text:span></text:p>
      <text:p text:style-name="P10"><text:soft-page-break/><text:span text:style-name="T1"><text:s text:c="2"/>const int rectangleRight = rectangle.x + rectangle.width;</text:span></text:p>
      <text:p text:style-name="P10"><text:span text:style-name="T1"><text:s text:c="2"/>const int rectangleTop = rectangle.y;</text:span></text:p>
      <text:p text:style-name="P10"><text:span text:style-name="T1"><text:s text:c="2"/>const int rectangleBottom = rectangle.y + rectangle.height;</text:span></text:p>
      <text:p text:style-name="P11"/>
      <text:p text:style-name="P10"><text:span text:style-name="T1"><text:s text:c="2"/>return</text:span></text:p>
      <text:p text:style-name="P10"><text:span text:style-name="T1"><text:s text:c="2"/><text:tab/>((point.x &gt;= rectangleLeft) &amp;&amp; (point.x &lt; rectangleRight)) &amp;&amp;</text:span></text:p>
      <text:p text:style-name="P10"><text:span text:style-name="T1"><text:s text:c="2"/><text:tab/>((point.y &gt;= rectangleTop) &amp;&amp; (point.y &lt; rectangleBottom));</text:span></text:p>
      <text:p text:style-name="P10"><text:span text:style-name="T7">}</text:span></text:p>
      <text:p text:style-name="P2"/>
      <text:p text:style-name="Standard"><text:span text:style-name="T1">One of the rules is </text:span><text:span text:style-name="T4">“Group code logically.”</text:span><text:span text:style-name="T7">, and in this case I think using less lines and extra brackets actually makes the code more understandable. Here not only can you see what the comparisons are, but it makes the bigger picture clearer. The first part of the return statement is checking whether </text:span><text:span text:style-name="T8">point.x</text:span><text:span text:style-name="T7"> is between the left and right sides of the rectangle, and the second part is checking whether </text:span><text:span text:style-name="T8">point.y</text:span><text:span text:style-name="T7"> is between the top and bottom sides of the rectangle.</text:span></text:p>
      <text:p text:style-name="P5"/>
      <text:p text:style-name="Standard"><text:span text:style-name="T7">In fact, I think that's actually quite a good definition for what it means for a point to be intersecting a rectangle. When you write it clearly enough, code can actually be pretty similar to a description of what it does.</text:span></text:p>
      <text:p text:style-name="P5"/>
      <text:p text:style-name="Standard"><text:span text:style-name="T7">As I said before though, this is probably more descriptive than what you might find in production code (even very high quality production code). This is the other end of the scale, where great effort has been put into making the code extra readable. More advanced programmers probably won't write like this unless they're specifically writing code for educational purposes or want their code to be especially clear.</text:span></text:p>
      <text:p text:style-name="P2"/>
      <text:p text:style-name="Standard"><text:span text:style-name="T9">Good use of space can make the difference between code that's easy to read and code that's too messy to make sense of. Sometimes it's alright to break these rules, especially if there's a measurable difference in code size or speed, but if you do, please comment your code to explain what it does.</text:span></text:p>
      <text:p text:style-name="P6"/>
      <text:p text:style-name="Standard"><text:span text:style-name="T3">Tip 2: Keep Formatting Consistent</text:span></text:p>
      <text:p text:style-name="P2"/>
      <text:p text:style-name="Standard"><text:span text:style-name="T1">A lot of different people write their code with different formatting styles. This is a fact of programming and it won't be changing any time soon. In fact it's so notable that there's an entire Wikipedia article about different ways of placing braces and indents in code (according to which my preferred programming style is called 'Allman style' after Eric Allman).</text:span></text:p>
      <text:p text:style-name="P2"/>
      <text:p text:style-name="Standard"><text:span text:style-name="T1">I won't sit here and discuss the different brace styles since there are a lot of arguments for and against each of them, and frankly I'm biased anyway.</text:span></text:p>
      <text:p text:style-name="Standard"><text:span text:style-name="T1">I will however give you a sample of four of the more popular brace styles:</text:span></text:p>
      <text:p text:style-name="P7"/>
      <text:p text:style-name="P18"><text:span text:style-name="T11">// K &amp; R style</text:span></text:p>
      <text:p text:style-name="P18"><text:span text:style-name="T11">// named after Brian Kernighan and Dennis Ritchie</text:span></text:p>
      <text:p text:style-name="P18"><text:span text:style-name="T11">// the authors of "The C Programming Language"</text:span></text:p>
      <text:p text:style-name="P18"><text:span text:style-name="T11">// Dennis Ritchie created C</text:span></text:p>
      <text:p text:style-name="P18"><text:span text:style-name="T11">int main(int argc, char *argv[])</text:span></text:p>
      <text:p text:style-name="P18"><text:span text:style-name="T11">{</text:span></text:p>
      <text:p text:style-name="P18"><text:span text:style-name="T11"><text:s text:c="4"/>while (x == y) {</text:span></text:p>
      <text:p text:style-name="P18"><text:span text:style-name="T11"><text:s text:c="8"/>something();</text:span></text:p>
      <text:p text:style-name="P18"><text:span text:style-name="T11"><text:s text:c="8"/>somethingelse();</text:span></text:p>
      <text:p text:style-name="P17"/>
      <text:p text:style-name="P18"><text:span text:style-name="T11"><text:s text:c="8"/>if (some_error)</text:span></text:p>
      <text:p text:style-name="P18"><text:span text:style-name="T11"><text:s text:c="12"/>do_correct();</text:span></text:p>
      <text:p text:style-name="P18"><text:span text:style-name="T11"><text:s text:c="8"/>else</text:span></text:p>
      <text:p text:style-name="P18"><text:soft-page-break/><text:span text:style-name="T11"><text:s text:c="12"/>continue_as_usual();</text:span></text:p>
      <text:p text:style-name="P18"><text:span text:style-name="T11"><text:s text:c="4"/>}</text:span></text:p>
      <text:p text:style-name="P17"/>
      <text:p text:style-name="P18"><text:span text:style-name="T11"><text:s text:c="4"/>finalthing();</text:span></text:p>
      <text:p text:style-name="P18"><text:span text:style-name="T11">}</text:span></text:p>
      <text:p text:style-name="P14"/>
      <text:p text:style-name="P15"><text:span text:style-name="T11">// "One true brace style" (origin unknown)</text:span></text:p>
      <text:p text:style-name="P15"><text:span text:style-name="T11">int main(int argc, char *argv[])</text:span></text:p>
      <text:p text:style-name="P15"><text:span text:style-name="T11">{</text:span></text:p>
      <text:p text:style-name="P15"><text:span text:style-name="T11"><text:s text:c="4"/>while (x == y) {</text:span></text:p>
      <text:p text:style-name="P15"><text:span text:style-name="T11"><text:s text:c="8"/>something();</text:span></text:p>
      <text:p text:style-name="P15"><text:span text:style-name="T11"><text:s text:c="8"/>somethingelse();</text:span></text:p>
      <text:p text:style-name="P16"/>
      <text:p text:style-name="P15"><text:span text:style-name="T11"><text:s text:c="8"/>if (some_error) {</text:span></text:p>
      <text:p text:style-name="P15"><text:span text:style-name="T11"><text:s text:c="12"/>do_correct();</text:span></text:p>
      <text:p text:style-name="P15"><text:span text:style-name="T11"><text:s text:c="8"/>} else {</text:span></text:p>
      <text:p text:style-name="P15"><text:span text:style-name="T11"><text:s text:c="12"/>continue_as_usual();</text:span></text:p>
      <text:p text:style-name="P15"><text:span text:style-name="T11"><text:s text:c="8"/>}</text:span></text:p>
      <text:p text:style-name="P15"><text:span text:style-name="T11"><text:s text:c="4"/>}</text:span></text:p>
      <text:p text:style-name="P16"/>
      <text:p text:style-name="P15"><text:span text:style-name="T11"><text:s text:c="4"/>finalthing();</text:span></text:p>
      <text:p text:style-name="P15"><text:span text:style-name="T11">}</text:span></text:p>
      <text:p text:style-name="P14"/>
      <text:p text:style-name="P15"><text:span text:style-name="T11">// Stroustrup</text:span></text:p>
      <text:p text:style-name="P15"><text:span text:style-name="T11">// named after Bjarne Stroustrup</text:span></text:p>
      <text:p text:style-name="P15"><text:span text:style-name="T11">// the author of "The C++ Programming Language"</text:span></text:p>
      <text:p text:style-name="P15"><text:span text:style-name="T11">// and the creator of C++</text:span></text:p>
      <text:p text:style-name="P15"><text:span text:style-name="T11">int main(int argc, char *argv[])</text:span></text:p>
      <text:p text:style-name="P15"><text:span text:style-name="T11">{</text:span></text:p>
      <text:p text:style-name="P15"><text:span text:style-name="T11"><text:s text:c="4"/>while (x == y) {</text:span></text:p>
      <text:p text:style-name="P15"><text:span text:style-name="T11"><text:s text:c="8"/>something();</text:span></text:p>
      <text:p text:style-name="P15"><text:span text:style-name="T11"><text:s text:c="8"/>somethingelse();</text:span></text:p>
      <text:p text:style-name="P16"/>
      <text:p text:style-name="P15"><text:span text:style-name="T11"><text:s text:c="8"/>if (some_error) {</text:span></text:p>
      <text:p text:style-name="P15"><text:span text:style-name="T11"><text:s text:c="12"/>do_correct();</text:span></text:p>
      <text:p text:style-name="P15"><text:span text:style-name="T11"><text:s text:c="8"/>}</text:span></text:p>
      <text:p text:style-name="P15"><text:span text:style-name="T11"><text:tab/><text:tab/>else {</text:span></text:p>
      <text:p text:style-name="P15"><text:span text:style-name="T11"><text:s text:c="12"/>continue_as_usual();</text:span></text:p>
      <text:p text:style-name="P15"><text:span text:style-name="T11"><text:s text:c="8"/>}</text:span></text:p>
      <text:p text:style-name="P15"><text:span text:style-name="T11"><text:s text:c="4"/>}</text:span></text:p>
      <text:p text:style-name="P16"/>
      <text:p text:style-name="P15"><text:span text:style-name="T11"><text:s text:c="4"/>finalthing();</text:span></text:p>
      <text:p text:style-name="P15"><text:span text:style-name="T11">}</text:span></text:p>
      <text:p text:style-name="P14"/>
      <text:p text:style-name="P15"><text:span text:style-name="T11">// Allman style</text:span></text:p>
      <text:p text:style-name="P15"><text:span text:style-name="T11">// named after Eric Allman</text:span></text:p>
      <text:p text:style-name="P15"><text:span text:style-name="T11">// the creator of sendmail and syslog</text:span></text:p>
      <text:p text:style-name="P15"><text:span text:style-name="T11">int main(int argc, char *argv[])</text:span></text:p>
      <text:p text:style-name="P15"><text:span text:style-name="T11">{</text:span></text:p>
      <text:p text:style-name="P15"><text:span text:style-name="T11"><text:s text:c="4"/>while (x == y)</text:span></text:p>
      <text:p text:style-name="P15"><text:span text:style-name="T11"><text:s text:c="4"/>{</text:span></text:p>
      <text:p text:style-name="P15"><text:span text:style-name="T11"><text:s text:c="8"/>something();</text:span></text:p>
      <text:p text:style-name="P15"><text:span text:style-name="T11"><text:s text:c="8"/>somethingelse();</text:span></text:p>
      <text:p text:style-name="P16"/>
      <text:p text:style-name="P15"><text:span text:style-name="T11"><text:s text:c="8"/>if (some_error)</text:span></text:p>
      <text:p text:style-name="P15"><text:span text:style-name="T11"><text:s text:c="12"/>do_correct();</text:span></text:p>
      <text:p text:style-name="P15"><text:span text:style-name="T11"><text:s text:c="8"/>else</text:span></text:p>
      <text:p text:style-name="P15"><text:span text:style-name="T11"><text:s text:c="12"/>continue_as_usual();</text:span></text:p>
      <text:p text:style-name="P15"><text:span text:style-name="T11"><text:s text:c="4"/>}</text:span></text:p>
      <text:p text:style-name="P16"/>
      <text:p text:style-name="P15"><text:span text:style-name="T11"><text:s text:c="4"/>finalthing();</text:span></text:p>
      <text:p text:style-name="P15"><text:span text:style-name="T11">}</text:span></text:p>
      <text:p text:style-name="P2"/>
      <text:p text:style-name="Standard"><text:span text:style-name="T9">There's nothing wrong with preferring a certain style, but it's important to be consistent when writing code – which means picking a style and sticking to it. You don't have to use the same style all the time; in fact, being able to switch between styles is a good skill to have (one I admit I struggle with). However it's important to keep individual projects in the same style.</text:span></text:p>
      <text:p text:style-name="P3"/>
      <text:p text:style-name="Standard"><text:soft-page-break/><text:span text:style-name="T3">Summary</text:span></text:p>
      <text:p text:style-name="P2"/>
      <text:p text:style-name="Standard"><text:span text:style-name="T1">Formatting isn't just aesthetic, it serves an important purpose. Good formatting can be the difference between readable code that is easy to maintain and code that is difficult to read and thus hard to make sense of. </text:span></text:p>
      <text:p text:style-name="P2"/>
      <text:p text:style-name="Standard"><text:span text:style-name="T1">Some of you are probably thinking “but nobody else reads my code”. That doesn't matter though, because even if it's only you reading your code it can still cause issues. If you stop working on a project for a while and then come back later only to find that you can't read or understand your code then you'll only have yourself to blame (and that's never a fun experience).</text:span></text:p>
      <text:p text:style-name="P2"/>
      <text:p text:style-name="Standard"><text:span text:style-name="T1">Worse yet, if your code isn't well formatted then you're not only making it hard to read, you're also making it hard to spot bugs. If you've got a stray increment floating around the page it could be the difference between spotting a bug immediately or sitting there scratching your head for three hours.</text:span></text:p>
      <text:p text:style-name="P2"/>
      <text:p text:style-name="Standard"><text:span text:style-name="T1">I liked having a quote to end on last time, so I went out and found another one (albeit a less famous one):</text:span></text:p>
      <text:p text:style-name="P2"/>
      <text:p text:style-name="Standard"><text:span text:style-name="T4">“A developer who doesn't car</text:span><text:span text:style-name="T5">e</text:span><text:span text:style-name="T4"> about style is like an artist who doesn't care about colour.”</text:span><text:span text:style-name="T1"> - Brian Ensink, Stack Overf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3:37:31</meta:creation-date>
    <dc:language>en-GB</dc:language>
    <dc:date>2017-12-05T19:24:03.092000000</dc:date>
    <meta:editing-cycles>42</meta:editing-cycles>
    <meta:editing-duration>PT37M5S</meta:editing-duration>
    <meta:generator>LibreOffice/4.3.7.2$Windows_x86 LibreOffice_project/8a35821d8636a03b8bf4e15b48f59794652c68ba</meta:generator>
    <meta:document-statistic meta:table-count="0" meta:image-count="0" meta:object-count="0" meta:page-count="6" meta:paragraph-count="158" meta:word-count="1766" meta:character-count="10909" meta:non-whitespace-character-count="8937"/>
  </office:meta>
</office:document-meta>
</file>